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66a" officeooo:paragraph-rsid="001506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distinct(type) from crimes;</text:p>
      <text:p text:style-name="P1"/>
      <text:p text:style-name="P1">ARSON</text:p>
      <text:p text:style-name="P1">ASSAULT</text:p>
      <text:p text:style-name="P1">BATTERY</text:p>
      <text:p text:style-name="P1">BURGLARY</text:p>
      <text:p text:style-name="P1">CRIM SEXUAL ASSAULT</text:p>
      <text:p text:style-name="P1">CRIMINAL DAMAGE</text:p>
      <text:p text:style-name="P1">CRIMINAL TRESPASS</text:p>
      <text:p text:style-name="P1">DECEPTIVE PRACTICE</text:p>
      <text:p text:style-name="P1">GAMBLING</text:p>
      <text:p text:style-name="P1">INTERFERENCE WITH PUBLIC OFFICER</text:p>
      <text:p text:style-name="P1">KIDNAPPING</text:p>
      <text:p text:style-name="P1">LIQUOR LAW VIOLATION</text:p>
      <text:p text:style-name="P1">MOTOR VEHICLE THEFT</text:p>
      <text:p text:style-name="P1">NARCOTICS</text:p>
      <text:p text:style-name="P1">OFFENSE INVOLVING CHILDREN</text:p>
      <text:p text:style-name="P1">OTHER NARCOTIC VIOLATION</text:p>
      <text:p text:style-name="P1">OTHER OFFENSE</text:p>
      <text:p text:style-name="P1">PROSTITUTION</text:p>
      <text:p text:style-name="P1">PUBLIC INDECENCY</text:p>
      <text:p text:style-name="P1">PUBLIC PEACE VIOLATION</text:p>
      <text:p text:style-name="P1">ROBBERY</text:p>
      <text:p text:style-name="P1">SEX OFFENSE</text:p>
      <text:p text:style-name="P1">STALKING</text:p>
      <text:p text:style-name="P1">THEFT</text:p>
      <text:p text:style-name="P1">WEAPONS VIOLAT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2:46:06.919556276</meta:creation-date>
    <dc:date>2017-04-25T23:08:25.457636102</dc:date>
    <meta:editing-duration>PT10H12M8S</meta:editing-duration>
    <meta:editing-cycles>1</meta:editing-cycles>
    <meta:document-statistic meta:table-count="0" meta:image-count="0" meta:object-count="0" meta:page-count="1" meta:paragraph-count="26" meta:word-count="51" meta:character-count="389" meta:non-whitespace-character-count="364"/>
    <meta:generator>LibreOffice/5.1.6.2$Linux_X86_64 LibreOffice_project/10m0$Build-2</meta:generator>
  </office:meta>
</office:document-meta>
</file>